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06cm" svg:stroke-color="#000000" draw:stroke-linejoin="roun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808080" draw:stroke-linejoin="round" draw:fill="none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round" draw:fill="solid" draw:fill-color="#808080" draw:opacity="50%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solid" draw:fill-color="#7f7f7f" draw:opacity="50%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404040" draw:marker-start="msArrowOpenEnd_20_5" draw:marker-start-width="0.477cm" draw:marker-start-center="false" draw:marker-end="msArrowOpenEnd_20_5" draw:marker-end-width="0.47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_20_2" svg:stroke-width="0.053cm" svg:stroke-color="#404040" draw:marker-start="msArrowOpenEnd_20_5" draw:marker-start-width="0.315cm" draw:marker-start-center="false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round" draw:fill="none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T1" style:family="text">
      <style:text-properties fo:color="#000000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8">
          <draw:custom-shape draw:name="Can 3" draw:style-name="gr1" draw:text-style-name="P2" draw:layer="layout" svg:width="2.796cm" svg:height="2.224cm" svg:x="2.193cm" svg:y="13.254cm">
            <text:p text:style-name="P1"><text:span text:style-name="T1">Local Stor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name="Rectangle 4" draw:style-name="gr2" draw:text-style-name="P2" draw:layer="layout" svg:width="2.796cm" svg:height="1.938cm" svg:x="2.193cm" svg:y="10.838cm">
            <text:p text:style-name="P1"><text:span text:style-name="T1">SciDB Engine</text:span></text:p>
            <draw:enhanced-geometry svg:viewBox="0 0 21600 21600" draw:type="rectangle" draw:enhanced-path="M 0 0 L 21600 0 21600 21600 0 21600 0 0 Z N"/>
          </draw:custom-shape>
          <draw:custom-shape draw:name="Rectangle 5" draw:style-name="gr3" draw:text-style-name="P2" draw:layer="layout" svg:width="3.855cm" svg:height="5.402cm" svg:x="1.674cm" svg:y="10.33cm">
            <text:p/>
            <draw:enhanced-geometry svg:viewBox="0 0 21600 21600" draw:type="rectangle" draw:enhanced-path="M 0 0 L 21600 0 21600 21600 0 21600 0 0 Z N"/>
          </draw:custom-shape>
          <draw:custom-shape draw:name="TextBox 6" draw:style-name="gr4" draw:text-style-name="P2" draw:layer="layout" svg:width="3.855cm" svg:height="1.775cm" svg:x="1.674cm" svg:y="15.824cm">
            <text:p/>
            <draw:enhanced-geometry svg:viewBox="0 0 21600 21600" draw:type="rectangle" draw:enhanced-path="M 0 0 L 21600 0 21600 21600 0 21600 0 0 Z N"/>
          </draw:custom-shape>
          <draw:custom-shape draw:name="Up-Down Arrow 7" draw:style-name="gr5" draw:text-style-name="P2" draw:layer="layout" svg:width="0.698cm" svg:height="1.429cm" svg:x="3.178cm" svg:y="12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 draw:name="Group 9">
          <draw:custom-shape draw:name="Can 10" draw:style-name="gr1" draw:text-style-name="P2" draw:layer="layout" svg:width="2.796cm" svg:height="2.224cm" svg:x="7.85cm" svg:y="13.254cm">
            <text:p text:style-name="P1"><text:span text:style-name="T1">Local Stor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name="Rectangle 11" draw:style-name="gr2" draw:text-style-name="P2" draw:layer="layout" svg:width="2.796cm" svg:height="1.938cm" svg:x="7.85cm" svg:y="10.838cm">
            <text:p text:style-name="P1"><text:span text:style-name="T1">SciDB Engine</text:span></text:p>
            <draw:enhanced-geometry svg:viewBox="0 0 21600 21600" draw:type="rectangle" draw:enhanced-path="M 0 0 L 21600 0 21600 21600 0 21600 0 0 Z N"/>
          </draw:custom-shape>
          <draw:custom-shape draw:name="Rectangle 12" draw:style-name="gr3" draw:text-style-name="P2" draw:layer="layout" svg:width="3.855cm" svg:height="5.402cm" svg:x="7.331cm" svg:y="10.33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4" draw:text-style-name="P2" draw:layer="layout" svg:width="3.855cm" svg:height="1.775cm" svg:x="7.331cm" svg:y="15.824cm">
            <text:p/>
            <draw:enhanced-geometry svg:viewBox="0 0 21600 21600" draw:type="rectangle" draw:enhanced-path="M 0 0 L 21600 0 21600 21600 0 21600 0 0 Z N"/>
          </draw:custom-shape>
          <draw:custom-shape draw:name="Up-Down Arrow 14" draw:style-name="gr5" draw:text-style-name="P2" draw:layer="layout" svg:width="0.698cm" svg:height="1.429cm" svg:x="8.835cm" svg:y="12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 draw:name="Group 15">
          <draw:custom-shape draw:name="Can 16" draw:style-name="gr1" draw:text-style-name="P2" draw:layer="layout" svg:width="2.796cm" svg:height="2.224cm" svg:x="13.411cm" svg:y="13.254cm">
            <text:p text:style-name="P1"><text:span text:style-name="T1">Local Stor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name="Rectangle 17" draw:style-name="gr2" draw:text-style-name="P2" draw:layer="layout" svg:width="2.796cm" svg:height="1.938cm" svg:x="13.411cm" svg:y="10.838cm">
            <text:p text:style-name="P1"><text:span text:style-name="T1">SciDB Engine</text:span></text:p>
            <draw:enhanced-geometry svg:viewBox="0 0 21600 21600" draw:type="rectangle" draw:enhanced-path="M 0 0 L 21600 0 21600 21600 0 21600 0 0 Z N"/>
          </draw:custom-shape>
          <draw:custom-shape draw:name="Rectangle 18" draw:style-name="gr3" draw:text-style-name="P2" draw:layer="layout" svg:width="3.855cm" svg:height="5.402cm" svg:x="12.892cm" svg:y="10.33cm">
            <text:p/>
            <draw:enhanced-geometry svg:viewBox="0 0 21600 21600" draw:type="rectangle" draw:enhanced-path="M 0 0 L 21600 0 21600 21600 0 21600 0 0 Z N"/>
          </draw:custom-shape>
          <draw:custom-shape draw:name="TextBox 19" draw:style-name="gr4" draw:text-style-name="P2" draw:layer="layout" svg:width="3.855cm" svg:height="1.775cm" svg:x="12.892cm" svg:y="15.824cm">
            <text:p text:style-name="P1"/>
            <draw:enhanced-geometry svg:viewBox="0 0 21600 21600" draw:type="rectangle" draw:enhanced-path="M 0 0 L 21600 0 21600 21600 0 21600 0 0 Z N"/>
          </draw:custom-shape>
          <draw:custom-shape draw:name="Up-Down Arrow 20" draw:style-name="gr5" draw:text-style-name="P2" draw:layer="layout" svg:width="0.698cm" svg:height="1.429cm" svg:x="14.396cm" svg:y="12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 draw:name="Group 21">
          <draw:custom-shape draw:name="Can 22" draw:style-name="gr1" draw:text-style-name="P2" draw:layer="layout" svg:width="2.796cm" svg:height="2.224cm" svg:x="18.962cm" svg:y="13.254cm">
            <text:p text:style-name="P1"><text:span text:style-name="T1">Local Stor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name="Rectangle 23" draw:style-name="gr2" draw:text-style-name="P2" draw:layer="layout" svg:width="2.796cm" svg:height="1.938cm" svg:x="18.962cm" svg:y="10.838cm">
            <text:p text:style-name="P1"><text:span text:style-name="T1">SciDB Engine</text:span></text:p>
            <draw:enhanced-geometry svg:viewBox="0 0 21600 21600" draw:type="rectangle" draw:enhanced-path="M 0 0 L 21600 0 21600 21600 0 21600 0 0 Z N"/>
          </draw:custom-shape>
          <draw:custom-shape draw:name="Rectangle 24" draw:style-name="gr3" draw:text-style-name="P2" draw:layer="layout" svg:width="3.855cm" svg:height="5.402cm" svg:x="18.443cm" svg:y="10.33cm">
            <text:p/>
            <draw:enhanced-geometry svg:viewBox="0 0 21600 21600" draw:type="rectangle" draw:enhanced-path="M 0 0 L 21600 0 21600 21600 0 21600 0 0 Z N"/>
          </draw:custom-shape>
          <draw:custom-shape draw:name="TextBox 25" draw:style-name="gr4" draw:text-style-name="P2" draw:layer="layout" svg:width="3.855cm" svg:height="1.775cm" svg:x="18.443cm" svg:y="15.824cm">
            <text:p/>
            <draw:enhanced-geometry svg:viewBox="0 0 21600 21600" draw:type="rectangle" draw:enhanced-path="M 0 0 L 21600 0 21600 21600 0 21600 0 0 Z N"/>
          </draw:custom-shape>
          <draw:custom-shape draw:name="Up-Down Arrow 26" draw:style-name="gr5" draw:text-style-name="P2" draw:layer="layout" svg:width="0.698cm" svg:height="1.429cm" svg:x="19.947cm" svg:y="12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name="Can 28" draw:style-name="gr1" draw:text-style-name="P2" draw:layer="layout" svg:width="2.796cm" svg:height="2.224cm" svg:x="10.339cm" svg:y="4.509cm">
          <text:p text:style-name="P3"><text:span text:style-name="T2">Local 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Rectangle 29" draw:style-name="gr2" draw:text-style-name="P2" draw:layer="layout" svg:width="2.796cm" svg:height="1.938cm" svg:x="10.339cm" svg:y="2.093cm">
          <text:p text:style-name="P3"><text:span text:style-name="T2">SciDB Engine</text:span></text:p>
          <draw:enhanced-geometry svg:viewBox="0 0 21600 21600" draw:type="rectangle" draw:enhanced-path="M 0 0 L 21600 0 21600 21600 0 21600 0 0 Z N"/>
        </draw:custom-shape>
        <draw:custom-shape draw:name="Rectangle 30" draw:style-name="gr3" draw:text-style-name="P2" draw:layer="layout" svg:width="4.173cm" svg:height="5.402cm" svg:x="9.534cm" svg:y="1.585cm">
          <text:p/>
          <draw:enhanced-geometry svg:viewBox="0 0 21600 21600" draw:type="rectangle" draw:enhanced-path="M 0 0 L 21600 0 21600 21600 0 21600 0 0 Z N"/>
        </draw:custom-shape>
        <draw:custom-shape draw:name="Up-Down Arrow 32" draw:style-name="gr5" draw:text-style-name="P2" draw:layer="layout" svg:width="0.698cm" svg:height="1.429cm" svg:x="11.324cm" svg:y="3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ectangle 33" draw:style-name="gr2" draw:text-style-name="P2" draw:layer="layout" svg:width="5.715cm" svg:height="1.938cm" svg:x="1.17cm" svg:y="3.269cm">
          <text:p text:style-name="P3"><text:span text:style-name="T2">SciDB Client</text:span></text:p>
          <text:p text:style-name="P3"><text:span text:style-name="T3">(iquery,Python )</text:span></text:p>
          <draw:enhanced-geometry svg:viewBox="0 0 21600 21600" draw:type="rectangle" draw:enhanced-path="M 0 0 L 21600 0 21600 21600 0 21600 0 0 Z N"/>
        </draw:custom-shape>
        <draw:custom-shape draw:name="TextBox 34" draw:style-name="gr4" draw:text-style-name="P2" draw:layer="layout" svg:width="9.416cm" svg:height="1.013cm" svg:x="7.331cm" svg:y="16.149cm">
          <text:p text:style-name="P3"><text:span text:style-name="T4">SciDB Worker Nodes</text:span></text:p>
          <draw:enhanced-geometry svg:viewBox="0 0 21600 21600" draw:type="rectangle" draw:enhanced-path="M 0 0 L 21600 0 21600 21600 0 21600 0 0 Z N"/>
        </draw:custom-shape>
        <draw:custom-shape draw:name="TextBox 35" draw:style-name="gr4" draw:text-style-name="P2" draw:layer="layout" svg:width="9.416cm" svg:height="1.013cm" svg:x="6.87cm" svg:y="0.559cm">
          <text:p text:style-name="P3"><text:span text:style-name="T4">SciDB Coordinator Node</text:span></text:p>
          <draw:enhanced-geometry svg:viewBox="0 0 21600 21600" draw:type="rectangle" draw:enhanced-path="M 0 0 L 21600 0 21600 21600 0 21600 0 0 Z N"/>
        </draw:custom-shape>
        <draw:custom-shape draw:name="Left-Right Arrow 36" draw:style-name="gr6" draw:text-style-name="P2" draw:layer="layout" svg:width="2.489cm" svg:height="1.043cm" svg:x="6.985cm" svg:y="3.68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Can 37" draw:style-name="gr1" draw:text-style-name="P2" draw:layer="layout" svg:width="5.009cm" svg:height="2.61cm" svg:x="16.748cm" svg:y="2.983cm">
          <text:p text:style-name="P3"><text:span text:style-name="T2">PostgreSQL</text:span></text:p>
          <text:p text:style-name="P3"><text:span text:style-name="T5"><text:s/></text:span><text:span text:style-name="T5">System Catalog 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Elbow Connector 39" draw:style-name="gr7" draw:text-style-name="P1" draw:layer="layout" svg:x1="11.62cm" svg:y1="6.987cm" svg:x2="20.37cm" svg:y2="10.329cm" svg:d="m11620 6987h4375v3342h4375">
          <text:p/>
        </draw:connector>
        <draw:connector draw:name="Elbow Connector 42" draw:style-name="gr7" draw:text-style-name="P1" draw:layer="layout" svg:x1="11.62cm" svg:y1="6.987cm" svg:x2="14.82cm" svg:y2="10.329cm" svg:d="m11620 6987v1671h3200v1671">
          <text:p/>
        </draw:connector>
        <draw:connector draw:name="Elbow Connector 45" draw:style-name="gr7" draw:text-style-name="P1" draw:layer="layout" svg:x1="11.62cm" svg:y1="6.987cm" svg:x2="9.258cm" svg:y2="10.329cm" svg:d="m11620 6987v1671h-2362v1671">
          <text:p/>
        </draw:connector>
        <draw:connector draw:name="Elbow Connector 48" draw:style-name="gr7" draw:text-style-name="P1" draw:layer="layout" svg:x1="11.62cm" svg:y1="6.987cm" svg:x2="3.601cm" svg:y2="10.329cm" svg:d="m11620 6987h-4009v3342h-4010">
          <text:p/>
        </draw:connector>
        <draw:connector draw:name="Elbow Connector 51" draw:style-name="gr8" draw:text-style-name="P1" draw:layer="layout" svg:x1="13.707cm" svg:y1="4.286cm" svg:x2="16.747cm" svg:y2="4.288cm" svg:d="m13707 4286h1520v2h1520">
          <text:p/>
        </draw:connector>
        <draw:connector draw:name="Elbow Connector 54" draw:style-name="gr8" draw:text-style-name="P1" draw:layer="layout" svg:x1="18.443cm" svg:y1="13.031cm" svg:x2="19.253cm" svg:y2="5.593cm" svg:d="m18443 13031v-3719h810v-3719">
          <text:p/>
        </draw:connector>
        <draw:connector draw:name="Elbow Connector 54" draw:style-name="gr8" draw:text-style-name="P1" draw:layer="layout" svg:x1="12.892cm" svg:y1="13.031cm" svg:x2="19.253cm" svg:y2="5.593cm" svg:d="m12892 13031v-3719h6361v-3719">
          <text:p/>
        </draw:connector>
        <draw:connector draw:name="Elbow Connector 54" draw:style-name="gr8" draw:text-style-name="P1" draw:layer="layout" svg:x1="7.33cm" svg:y1="13.031cm" svg:x2="19.253cm" svg:y2="5.593cm" svg:d="m7330 13031h5962v-7438h5961">
          <text:p/>
        </draw:connector>
        <draw:connector draw:name="Elbow Connector 54" draw:style-name="gr8" draw:text-style-name="P1" draw:layer="layout" svg:x1="1.674cm" svg:y1="13.031cm" svg:x2="19.253cm" svg:y2="5.593cm" svg:d="m1674 13031h8790v-7438h8789">
          <text:p/>
        </draw:connector>
        <draw:custom-shape draw:name="Line Callout 2 66" draw:style-name="gr9" draw:text-style-name="P2" draw:layer="layout" svg:width="3.844cm" svg:height="1.387cm" svg:x="20.198cm" svg:y="6.628cm">
          <text:p text:style-name="P3"><text:span text:style-name="T5">PostgreSQL</text:span></text:p>
          <text:p text:style-name="P3"><text:span text:style-name="T5">Connections</text:span></text:p>
          <draw:enhanced-geometry svg:viewBox="0 0 21600 21600" draw:type="line-callout-2" draw:modifiers="0 0 0 0 0 0" draw:enhanced-path="M 0 0 L 21600 0 21600 21600 0 21600 Z N M ?f0 ?f1 L ?f2 ?f3 N M ?f2 ?f3 L ?f4 ?f5 N M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name="Straight Arrow Connector 71" draw:style-name="gr10" draw:text-style-name="P1" draw:layer="layout" draw:type="line" svg:x1="20.153cm" svg:y1="7.333cm" svg:x2="19.343cm" svg:y2="7.322cm" svg:d="m20153 7333-810-11">
          <text:p/>
        </draw:connector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53cm" draw:distance="0.15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1-12-12">12/12/11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date>2011-12-12T13:04:15</dc:date>
    <meta:editing-duration>PT00H17M43S</meta:editing-duration>
    <meta:editing-cycles>1</meta:editing-cycles>
    <meta:document-statistic meta:object-count="67"/>
  </office:meta>
</office:document-meta>
</file>